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3.3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83cm" svg:height="0.962cm" svg:x="2.745cm" svg:y="4.285cm">
          <draw:text-box>
            <text:p>3.3</text:p>
          </draw:text-box>
        </draw:frame>
        <draw:frame draw:style-name="gr4" draw:text-style-name="P3" draw:layer="layout" svg:width="1.383cm" svg:height="0.963cm" svg:x="19.16cm" svg:y="0.894cm">
          <draw:text-box>
            <text:p>3.3</text:p>
          </draw:text-box>
        </draw:frame>
        <draw:frame draw:style-name="gr4" draw:text-style-name="P3" draw:layer="layout" svg:width="1.383cm" svg:height="0.963cm" svg:x="19.16cm" svg:y="4.294cm">
          <draw:text-box>
            <text:p>3.3</text:p>
          </draw:text-box>
        </draw:frame>
        <draw:frame draw:style-name="gr4" draw:text-style-name="P3" draw:layer="layout" svg:width="1.383cm" svg:height="0.963cm" svg:x="2.66cm" svg:y="0.794cm">
          <draw:text-box>
            <text:p>3.3</text:p>
          </draw:text-box>
        </draw:frame>
        <draw:frame draw:style-name="gr5" draw:text-style-name="P2" draw:layer="layout" svg:width="1.416cm" svg:height="0.962cm" svg:x="3.814cm" svg:y="4.237cm">
          <draw:text-box>
            <text:p>grd</text:p>
          </draw:text-box>
        </draw:frame>
        <draw:frame draw:style-name="gr5" draw:text-style-name="P2" draw:layer="layout" svg:width="1.416cm" svg:height="0.962cm" svg:x="20.214cm" svg:y="4.237cm">
          <draw:text-box>
            <text:p>grd</text:p>
          </draw:text-box>
        </draw:frame>
        <draw:frame draw:style-name="gr5" draw:text-style-name="P2" draw:layer="layout" svg:width="1.416cm" svg:height="0.962cm" svg:x="20.114cm" svg:y="0.837cm">
          <draw:text-box>
            <text:p>grd</text:p>
          </draw:text-box>
        </draw:frame>
        <draw:frame draw:style-name="gr5" draw:text-style-name="P2" draw:layer="layout" svg:width="1.416cm" svg:height="0.962cm" svg:x="3.839cm" svg:y="0.784cm">
          <draw:text-box>
            <text:p>grd</text:p>
          </draw:text-box>
        </draw:frame>
        <draw:frame draw:style-name="gr6" draw:text-style-name="P2" draw:layer="layout" svg:width="1.277cm" svg:height="0.962cm" svg:x="4.93cm" svg:y="0.87cm">
          <draw:text-box>
            <text:p>A4</text:p>
          </draw:text-box>
        </draw:frame>
        <draw:frame draw:style-name="gr6" draw:text-style-name="P2" draw:layer="layout" svg:width="1.277cm" svg:height="0.962cm" svg:x="5.831cm" svg:y="0.87cm">
          <draw:text-box>
            <text:p>A3</text:p>
          </draw:text-box>
        </draw:frame>
        <draw:frame draw:style-name="gr4" draw:text-style-name="P3" draw:layer="layout" svg:width="1.277cm" svg:height="0.963cm" svg:x="6.713cm" svg:y="0.894cm">
          <draw:text-box>
            <text:p>A2</text:p>
          </draw:text-box>
        </draw:frame>
        <draw:frame draw:style-name="gr4" draw:text-style-name="P3" draw:layer="layout" svg:width="1.277cm" svg:height="0.963cm" svg:x="7.713cm" svg:y="0.894cm">
          <draw:text-box>
            <text:p>A1</text:p>
          </draw:text-box>
        </draw:frame>
        <draw:frame draw:style-name="gr4" draw:text-style-name="P3" draw:layer="layout" svg:width="1.277cm" svg:height="0.963cm" svg:x="4.911cm" svg:y="4.266cm">
          <draw:text-box>
            <text:p>B4</text:p>
          </draw:text-box>
        </draw:frame>
        <draw:frame draw:style-name="gr4" draw:text-style-name="P3" draw:layer="layout" svg:width="1.277cm" svg:height="0.963cm" svg:x="5.911cm" svg:y="4.266cm">
          <draw:text-box>
            <text:p>B3</text:p>
          </draw:text-box>
        </draw:frame>
        <draw:frame draw:style-name="gr4" draw:text-style-name="P3" draw:layer="layout" svg:width="1.277cm" svg:height="0.963cm" svg:x="6.911cm" svg:y="4.266cm">
          <draw:text-box>
            <text:p>A2</text:p>
          </draw:text-box>
        </draw:frame>
        <draw:frame draw:style-name="gr4" draw:text-style-name="P3" draw:layer="layout" svg:width="1.277cm" svg:height="0.963cm" svg:x="8.011cm" svg:y="4.266cm">
          <draw:text-box>
            <text:p text:style-name="P4"><text:span text:style-name="T1">B1</text:span></text:p>
          </draw:text-box>
        </draw:frame>
        <draw:frame draw:style-name="gr4" draw:text-style-name="P3" draw:layer="layout" svg:width="1.277cm" svg:height="0.963cm" svg:x="21.411cm" svg:y="4.266cm">
          <draw:text-box>
            <text:p><text:span text:style-name="T1">B4</text:span></text:p>
          </draw:text-box>
        </draw:frame>
        <draw:frame draw:style-name="gr4" draw:text-style-name="P3" draw:layer="layout" svg:width="1.277cm" svg:height="0.963cm" svg:x="22.511cm" svg:y="4.266cm">
          <draw:text-box>
            <text:p><text:span text:style-name="T1">B3</text:span></text:p>
          </draw:text-box>
        </draw:frame>
        <draw:frame draw:style-name="gr4" draw:text-style-name="P3" draw:layer="layout" svg:width="1.277cm" svg:height="0.963cm" svg:x="23.511cm" svg:y="4.252cm">
          <draw:text-box>
            <text:p><text:span text:style-name="T1">B2</text:span></text:p>
          </draw:text-box>
        </draw:frame>
        <draw:frame draw:style-name="gr4" draw:text-style-name="P3" draw:layer="layout" svg:width="1.277cm" svg:height="0.963cm" svg:x="24.511cm" svg:y="4.252cm">
          <draw:text-box>
            <text:p><text:span text:style-name="T1">B1</text:span></text:p>
          </draw:text-box>
        </draw:frame>
        <draw:frame draw:style-name="gr4" draw:text-style-name="P3" draw:layer="layout" svg:width="1.277cm" svg:height="0.963cm" svg:x="21.311cm" svg:y="0.836cm">
          <draw:text-box>
            <text:p><text:span text:style-name="T1">A4</text:span></text:p>
          </draw:text-box>
        </draw:frame>
        <draw:frame draw:style-name="gr4" draw:text-style-name="P3" draw:layer="layout" svg:width="1.277cm" svg:height="0.963cm" svg:x="22.311cm" svg:y="0.852cm">
          <draw:text-box>
            <text:p><text:span text:style-name="T1">A3</text:span></text:p>
          </draw:text-box>
        </draw:frame>
        <draw:frame draw:style-name="gr4" draw:text-style-name="P3" draw:layer="layout" svg:width="1.277cm" svg:height="0.963cm" svg:x="24.211cm" svg:y="0.837cm">
          <draw:text-box>
            <text:p><text:span text:style-name="T1">A1</text:span></text:p>
          </draw:text-box>
        </draw:frame>
        <draw:frame draw:style-name="gr4" draw:text-style-name="P3" draw:layer="layout" svg:width="1.277cm" svg:height="0.963cm" svg:x="23.311cm" svg:y="0.837cm">
          <draw:text-box>
            <text:p><text:span text:style-name="T1">A2</text:span></text:p>
          </draw:text-box>
        </draw:frame>
        <draw:frame draw:style-name="gr7" draw:text-style-name="P5" draw:layer="layout" svg:width="6.217cm" svg:height="3.737cm" svg:x="19.543cm" svg:y="5.826cm">
          <draw:text-box>
            <text:p text:style-name="P4">A1-4 <text:s text:c="7"/>B1-3</text:p>
            <text:p text:style-name="P4">A2-2 <text:s text:c="7"/>B2-48</text:p>
            <text:p text:style-name="P4">A3-47 <text:s text:c="5"/>B3-46</text:p>
            <text:p text:style-name="P4">A4- 45 <text:s text:c="4"/>B4-44</text:p>
          </draw:text-box>
        </draw:frame>
        <draw:frame draw:style-name="gr8" draw:text-style-name="P5" draw:layer="layout" svg:width="6.217cm" svg:height="3.737cm" svg:x="3.544cm" svg:y="5.927cm">
          <draw:text-box>
            <text:p text:style-name="P4">A1-43 <text:s text:c="8"/>B1-42</text:p>
            <text:p text:style-name="P4">A2-38 <text:s text:c="8"/>B2-36</text:p>
            <text:p text:style-name="P4">A3-34 <text:s text:c="8"/>B3-32 </text:p>
            <text:p text:style-name="P4">A4-31 <text:s text:c="8"/>B4-28</text:p>
          </draw:text-box>
        </draw:frame>
        <draw:frame draw:style-name="gr9" draw:text-style-name="P2" draw:layer="layout" svg:width="2.682cm" svg:height="0.962cm" svg:x="12.065cm" svg:y="1.905cm">
          <draw:text-box>
            <text:p>pico-ice</text:p>
          </draw:text-box>
        </draw:frame>
        <draw:frame draw:style-name="gr10" draw:text-style-name="P2" draw:layer="layout" svg:width="1.806cm" svg:height="0.962cm" svg:x="25.4cm" svg:y="10.09cm">
          <draw:text-box>
            <text:p>USB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39:54.507210544</meta:creation-date>
    <dc:date>2025-02-28T11:02:58.203115451</dc:date>
    <meta:editing-duration>PT1H22M36S</meta:editing-duration>
    <meta:editing-cycles>12</meta:editing-cycles>
    <meta:generator>LibreOffice/7.4.7.2$Linux_AARCH64 LibreOffice_project/40$Build-2</meta:generator>
    <meta:document-statistic meta:object-count="123"/>
  </office:meta>
</office:document-meta>
</file>